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3.jpeg" manifest:media-type="image/jpeg"/>
  <manifest:file-entry manifest:full-path="media/image15.jpeg" manifest:media-type="image/jpeg"/>
  <manifest:file-entry manifest:full-path="media/image14.jpeg" manifest:media-type="image/jpeg"/>
  <manifest:file-entry manifest:full-path="media/image18.jpeg" manifest:media-type="image/jpeg"/>
  <manifest:file-entry manifest:full-path="media/image17.jpeg" manifest:media-type="image/jpeg"/>
  <manifest:file-entry manifest:full-path="media/image19.jpeg" manifest:media-type="image/jpeg"/>
  <manifest:file-entry manifest:full-path="media/image20.jpeg" manifest:media-type="image/jpeg"/>
  <manifest:file-entry manifest:full-path="media/image16.jpeg" manifest:media-type="image/jpeg"/>
  <manifest:file-entry manifest:full-path="media/image12.jpeg" manifest:media-type="image/jpeg"/>
  <manifest:file-entry manifest:full-path="media/image10.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paragraph-properties fo:text-align="center"/>
    </style:style>
    <style:style style:name="T4" style:parent-style-name="DefaultParagraphFont" style:family="text">
      <style:text-properties fo:font-weight="bold" style:font-weight-asian="bold" fo:font-size="20pt" style:font-size-asian="20pt" style:font-size-complex="20pt" fo:background-color="#FFFF00"/>
    </style:style>
    <style:style style:name="P5" style:parent-style-name="Standard" style:family="paragraph">
      <style:paragraph-properties fo:text-align="end"/>
    </style:style>
    <style:style style:name="T6" style:parent-style-name="DefaultParagraphFont" style:family="text">
      <style:text-properties fo:background-color="#FFFF00"/>
    </style:style>
    <style:style style:name="T7" style:parent-style-name="DefaultParagraphFont" style:family="text">
      <style:text-properties fo:language="fr" fo:country="FR" style:language-asian="fr" style:country-asian="FR" style:language-complex="ar" style:country-complex="SA"/>
    </style:style>
    <style:style style:name="P8" style:parent-style-name="Standard" style:family="paragraph">
      <style:paragraph-properties fo:text-align="end"/>
    </style:style>
    <style:style style:name="T9" style:parent-style-name="DefaultParagraphFont" style:family="text">
      <style:text-properties fo:background-color="#FFFF00"/>
    </style:style>
    <style:style style:name="T10" style:parent-style-name="DefaultParagraphFont" style:family="text">
      <style:text-properties fo:language="fr" fo:country="FR" style:language-asian="fr" style:country-asian="FR" style:language-complex="ar" style:country-complex="SA"/>
    </style:style>
    <style:style style:name="P11" style:parent-style-name="Standard" style:family="paragraph">
      <style:paragraph-properties fo:text-align="end"/>
    </style:style>
    <style:style style:name="T12" style:parent-style-name="DefaultParagraphFont" style:family="text">
      <style:text-properties fo:background-color="#FFFF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name="P16" style:parent-style-name="Standard" style:family="paragraph">
      <style:text-properties fo:color="#FF0000"/>
    </style:style>
    <style:style style:name="P17" style:parent-style-name="Standard" style:family="paragraph">
      <style:text-properties fo:color="#FF0000"/>
    </style:style>
    <style:style style:name="P18" style:parent-style-name="Standard" style:family="paragraph">
      <style:text-properties fo:color="#FF0000"/>
    </style:style>
    <style:style style:name="P19" style:parent-style-name="Standard" style:family="paragraph">
      <style:text-properties fo:color="#FF0000"/>
    </style:style>
    <style:style style:name="T20" style:parent-style-name="DefaultParagraphFont" style:family="text">
      <style:text-properties fo:color="#FF0000"/>
    </style:style>
    <style:style style:name="P21" style:parent-style-name="Standard" style:family="paragraph">
      <style:paragraph-properties fo:text-align="center"/>
      <style:text-properties fo:font-weight="bold" style:font-weight-asian="bold" fo:font-size="20pt" style:font-size-asian="20pt" style:font-size-complex="20pt" fo:background-color="#FFFF00"/>
    </style:style>
    <style:style style:name="P22" style:parent-style-name="Standard" style:family="paragraph">
      <style:paragraph-properties fo:text-align="center"/>
    </style:style>
    <style:style style:name="T23" style:parent-style-name="DefaultParagraphFont" style:family="text">
      <style:text-properties fo:font-weight="bold" style:font-weight-asian="bold" fo:font-size="20pt" style:font-size-asian="20pt" style:font-size-complex="20pt" fo:background-color="#FFFF00"/>
    </style:style>
    <style:style style:name="P24" style:parent-style-name="Standard" style:family="paragraph">
      <style:text-properties fo:color="#FF0000"/>
    </style:style>
    <style:style style:name="T25" style:parent-style-name="DefaultParagraphFont" style:family="text">
      <style:text-properties fo:language="fr" fo:country="FR" style:language-asian="fr" style:country-asian="FR" style:language-complex="ar" style:country-complex="SA"/>
    </style:style>
    <style:style style:name="T26" style:parent-style-name="DefaultParagraphFont" style:family="text">
      <style:text-properties fo:language="fr" fo:country="FR" style:language-asian="fr" style:country-asian="FR" style:language-complex="ar" style:country-complex="SA"/>
    </style:style>
    <style:style style:name="T27" style:parent-style-name="DefaultParagraphFont" style:family="text">
      <style:text-properties fo:language="fr" fo:country="FR" style:language-asian="fr" style:country-asian="FR" style:language-complex="ar" style:country-complex="SA"/>
    </style:style>
    <style:style style:name="T28" style:parent-style-name="DefaultParagraphFont" style:family="text">
      <style:text-properties fo:language="fr" fo:country="FR" style:language-asian="fr" style:country-asian="FR" style:language-complex="ar" style:country-complex="SA"/>
    </style:style>
    <style:style style:name="T29" style:parent-style-name="DefaultParagraphFont" style:family="text">
      <style:text-properties fo:language="fr" fo:country="FR" style:language-asian="fr" style:country-asian="FR" style:language-complex="ar" style:country-complex="SA"/>
    </style:style>
    <style:style style:name="T30" style:parent-style-name="DefaultParagraphFont" style:family="text">
      <style:text-properties fo:language="fr" fo:country="FR" style:language-asian="fr" style:country-asian="FR" style:language-complex="ar" style:country-complex="SA"/>
    </style:style>
    <style:style style:name="T31" style:parent-style-name="DefaultParagraphFont" style:family="text">
      <style:text-properties fo:language="fr" fo:country="FR" style:language-asian="fr" style:country-asian="FR" style:language-complex="ar" style:country-complex="SA"/>
    </style:style>
    <style:style style:name="T32" style:parent-style-name="DefaultParagraphFont" style:family="text">
      <style:text-properties fo:language="fr" fo:country="FR" style:language-asian="fr" style:country-asian="FR" style:language-complex="ar" style:country-complex="SA"/>
    </style:style>
    <style:style style:name="T33" style:parent-style-name="DefaultParagraphFont" style:family="text">
      <style:text-properties fo:language="fr" fo:country="FR" style:language-asian="fr" style:country-asian="FR" style:language-complex="ar" style:country-complex="SA"/>
    </style:style>
    <style:style style:name="T34" style:parent-style-name="DefaultParagraphFont" style:family="text">
      <style:text-properties fo:language="fr" fo:country="FR" style:language-asian="fr" style:country-asian="FR" style:language-complex="ar" style:country-complex="SA"/>
    </style:style>
    <style:style style:name="T35" style:parent-style-name="DefaultParagraphFont" style:family="text">
      <style:text-properties fo:language="fr" fo:country="FR" style:language-asian="fr" style:country-asian="FR" style:language-complex="ar" style:country-complex="SA"/>
    </style:style>
    <style:style style:name="T36" style:parent-style-name="DefaultParagraphFont" style:family="text">
      <style:text-properties fo:language="fr" fo:country="FR" style:language-asian="fr" style:country-asian="FR" style:language-complex="ar" style:country-complex="SA"/>
    </style:style>
    <style:style style:name="T37" style:parent-style-name="DefaultParagraphFont" style:family="text">
      <style:text-properties fo:language="fr" fo:country="FR" style:language-asian="fr" style:country-asian="FR" style:language-complex="ar" style:country-complex="SA"/>
    </style:style>
    <style:style style:name="T38" style:parent-style-name="DefaultParagraphFont" style:family="text">
      <style:text-properties fo:language="fr" fo:country="FR" style:language-asian="fr" style:country-asian="FR" style:language-complex="ar" style:country-complex="SA"/>
    </style:style>
    <style:style style:name="T39" style:parent-style-name="DefaultParagraphFont" style:family="text">
      <style:text-properties fo:language="fr" fo:country="FR" style:language-asian="fr" style:country-asian="FR" style:language-complex="ar" style:country-complex="SA"/>
    </style:style>
    <style:style style:name="T40" style:parent-style-name="DefaultParagraphFont" style:family="text">
      <style:text-properties fo:language="fr" fo:country="FR" style:language-asian="fr" style:country-asian="FR" style:language-complex="ar" style:country-complex="SA"/>
    </style:style>
    <style:style style:name="T41" style:parent-style-name="DefaultParagraphFont" style:family="text">
      <style:text-properties fo:language="fr" fo:country="FR" style:language-asian="fr" style:country-asian="FR" style:language-complex="ar" style:country-complex="SA"/>
    </style:style>
    <style:style style:name="T42" style:parent-style-name="DefaultParagraphFont" style:family="text">
      <style:text-properties fo:language="fr" fo:country="FR" style:language-asian="fr" style:country-asian="FR" style:language-complex="ar" style:country-complex="SA"/>
    </style:style>
    <style:style style:family="graphic" style:name="a2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J’ai choisi un serveur pas localisé, et une débit plutot faible, pour avoir un score le moins haut possible, afin de pouvoir optimiser au maximum.</text:p>
      <text:p text:style-name="Standard"/>
      <text:p text:style-name="Standard"/>
      <text:p text:style-name="Standard"/>
      <text:p text:style-name="Standard">Source :</text:p>
      <text:p text:style-name="Standard"/>
      <text:p text:style-name="Standard"><text:a xlink:href="https://gtmetrix.com/reports/anthonoir576.github.io/jIszCIoJ/" office:target-frame-name="_top" xlink:show="replace"><text:span text:style-name="Hyperlink">https://gtmetrix.com/reports/anthonoir576.github.io/jIszCIoJ/</text:span></text:a></text:p>
      <text:p text:style-name="Standard"><text:a xlink:href="https://www.uptrends.fr/outils-gratuits/speed-test-site-web" office:target-frame-name="_top" xlink:show="replace"><text:span text:style-name="Hyperlink">https://www.uptrends.fr/o</text:span><text:span text:style-name="Hyperlink">utils-gratuits/speed-test-site-web</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4">HEAD</text:span></text:p>
      <text:p text:style-name="Standard"/>
      <text:p text:style-name="P5"><text:span text:style-name="T6">avant</text:span></text:p>
      <text:p text:style-name="Standard"/>
      <text:p text:style-name="Standard"><text:span text:style-name="T7"><draw:frame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span></text:p>
      <text:p text:style-name="Standard"/>
      <text:p text:style-name="Standard"/>
      <text:p text:style-name="P8"><text:span text:style-name="T9">Après</text:span><text:s/></text:p>
      <text:p text:style-name="Standard"/>
      <text:p text:style-name="Standard"/>
      <text:soft-page-break/>
      <text:p text:style-name="Standard"><text:span text:style-name="T10"><draw:frame draw:style-name="a2" draw:name="Picture 2" text:anchor-type="as-char" svg:x="0in" svg:y="0in" svg:width="6.6875in" svg:height="3.09375in" style:rel-width="scale" style:rel-height="scale"><draw:image xlink:href="media/image3.jpeg" xlink:type="simple" xlink:show="embed" xlink:actuate="onLoad"/><svg:title/><svg:desc>C:\Users\antho\AppData\Local\Microsoft\Windows\INetCache\Content.Word\head après.jpg</svg:desc></draw:frame></text:span></text:p>
      <text:p text:style-name="Standard"/>
      <text:p text:style-name="Standard"/>
      <text:p text:style-name="Standard"/>
      <text:p text:style-name="Standard"/>
      <text:p text:style-name="Standard"/>
      <text:p text:style-name="P11"><text:span text:style-name="T12">Pourquoi :</text:span></text:p>
      <text:p text:style-name="Standard"/>
      <text:p text:style-name="P13">Modification de la balise meta keywords et on content :</text:p>
      <text:p text:style-name="P14"/>
      <text:p text:style-name="Standard">Elle n’as aucun impact seo, et n’est plus traité depuis des années sur beaucoup de<text:s/>navigateur. Et ca n’as jamais ete impactant chez google. D’après certain spécialiste SEO, et un sondage que vous trouverez sur le troisieme liens, certain les utilise encores. J’ai donc choisis de continuer de l’utiliser, même si elle savere peu pertinente<text:s/>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text:span><text:span text:style-name="Hyperlink">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ext:span><text:span text:style-name="Hyperlink">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text:span><text:span text:style-name="Hyperlink">ncipales-balises-meta-et-leurs-fonctions/</text:span></text:a></text:p>
      <text:p text:style-name="Standard"/>
      <text:p text:style-name="Standard"/>
      <text:p text:style-name="Standard"/>
      <text:p text:style-name="P15">Modification de la balise html :</text:p>
      <text:p text:style-name="Standard"/>
      <text:p text:style-name="Standard">j’ai changé la langue en fr, etant donner 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e-declarations.fr</text:span></text:a></text:p>
      <text:p text:style-name="Standard"><text:a xlink:href="https://developer.mozilla.org/fr/docs/Web/HTML/Global_attributes/lang" office:target-frame-name="_top" xlink:show="replace"><text:span text:style-name="Hyperlink">ht</text:span><text:span text:style-name="Hyperlink">tps://developer.mozilla.org/fr/docs/Web/HTML/Global_attributes/lang</text:span></text:a></text:p>
      <text:p text:style-name="Standard"/>
      <text:p text:style-name="Standard"/>
      <text:p text:style-name="P16">Modification balise meta description et title :</text:p>
      <text:p text:style-name="Standard"/>
      <text:p text:style-name="Standard">Le titre n’est pas rempli, et ni le contenu de la description.</text:p>
      <text:p text:style-name="Standard">Ce qui est peu pertinent, car c’est la premiere chose que le client voit lors d’un resultat de recherche. Personne n’as envie de cliquer sur un contenu vide .</text:p>
      <text:p text:style-name="Standard"/>
      <text:p text:style-name="Standard"/>
      <text:p text:style-name="Standard">Source :</text:p>
      <text:p text:style-name="Standard"/>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el-seo/5578342-realisez-un-audit-de-votre-site</text:span></text:a></text:p>
      <text:p text:style-name="Standard"/>
      <text:p text:style-name="Standard"/>
      <text:p text:style-name="Standard"/>
      <text:p text:style-name="Standard"/>
      <text:p text:style-name="P17">Les links:</text:p>
      <text:p text:style-name="Standard"/>
      <text:p text:style-name="Standard">J’ai choisi de garder les fichiers tel quel, j’ai été tenté d’utiliser les cdn, concernant bootstrap par exemple. Ainsi que fontawesone. Afin d’éviter de surgarcher les requets faites au serveur, je prefere utiliser des fichiers en local, et minimifier .</text:p>
      <text:p text:style-name="Standard">Le js, le php, et le css ont été minimifier, afin de supprimer les espaces inutiles. Augmente les performances.</text:p>
      <text:p text:style-name="Standard"/>
      <text:p text:style-name="Standard">Source :</text:p>
      <text:p text:style-name="Standard"/>
      <text:p text:style-name="Standard"><text:a xlink:href="https://stackoverflow.com/questions/26773767/purpose-of-installing-twitter-bootstrap-through-npm" office:target-frame-name="_top" xlink:show="replace"><text:span text:style-name="Hyperlink">https://stackoverflow.com/questions/26773767/purpose-of-installing-twitter-bootstrap-through-npm</text:span></text:a></text:p>
      <text:p text:style-name="Standard"><text:a xlink:href="https://laracasts.com/discuss/channels/general-discussion/npm-install-vs-pulling-from-a-cdn" office:target-frame-name="_top" xlink:show="replace"><text:span text:style-name="Hyperlink">https://laracasts.com/discuss/channels/general-discussion/npm-install-vs-pulling-from-a-cdn</text:span></text:a></text:p>
      <text:p text:style-name="Standard"><text:a xlink:href="https://www.reddit.com/r/webdev/comments/arpzvg/cdn_vs_local_vs_npm_vs_bundle/" office:target-frame-name="_top" xlink:show="replace"><text:span text:style-name="Hyperlink">https://www.reddit.com/r/webdev/comments/arpzvg/cdn_vs_local_vs_npm_vs_bundle/</text:span></text:a></text:p>
      <text:p text:style-name="Standard"/>
      <text:p text:style-name="Standard"/>
      <text:p text:style-name="Standard"/>
      <text:p text:style-name="P18">Les balises script :</text:p>
      <text:p text:style-name="Standard"/>
      <text:p text:style-name="Standard">Les balises script ont été placer en bas de page, a la fin du body, afin de ne pas bloqué le chargement de la page. A part la balise pour google analytics, elle a un attribut async, qui permet de la lancé de facon asyncrhrome et ne bloque pas le chargement de la page.</text:p>
      <text:p text:style-name="Standard"/>
      <text:p text:style-name="Standard"/>
      <text:p text:style-name="Standard">Source :</text:p>
      <text:p text:style-name="Standard"/>
      <text:p text:style-name="Standard"><text:a xlink:href="https://javascript.info/script-async-defer" office:target-frame-name="_top" xlink:show="replace"><text:span text:style-name="Hyperlink">https://javascript.info/scri</text:span><text:span text:style-name="Hyperlink">pt-async-defer</text:span></text:a></text:p>
      <text:p text:style-name="Standard"/>
      <text:p text:style-name="Standard"/>
      <text:p text:style-name="P19">Ajout balise meta Robots :</text:p>
      <text:p text:style-name="Standard"/>
      <text:p text:style-name="Standard">La balise permet de donner un certain nombre dindications aux robots des moteurs qui la crawlent.</text:p>
      <text:p text:style-name="Standard">Par defaut si elle n’est pas présence, elle est dans un etat d’index, follow.</text:p>
      <text:p text:style-name="Standard">Dans un but purement pédagogique, je l’ai incorporé au projet.</text:p>
      <text:p text:style-name="Standard"/>
      <text:p text:style-name="Standard">Source :</text:p>
      <text:p text:style-name="Standard"/>
      <text:p text:style-name="Standard"><text:a xlink:href="https://www.definitions-seo.com/definition-de-balise-meta-robots/" office:target-frame-name="_top" xlink:show="replace"><text:span text:style-name="Hyperlink">https://www.definitions-seo.com/definition-de-balise-meta-robots/</text:span></text:a></text:p>
      <text:p text:style-name="Standard"><text:a xlink:href="https://developers.google.com/search/docs/advanced/robots/robots_meta_tag?hl=fr" office:target-frame-name="_top" xlink:show="replace"><text:span text:style-name="Hyperlink">https://developers.google.com/search/docs/advanced/robots/robots_meta_tag?hl=fr</text:span></text:a></text:p>
      <text:p text:style-name="Standard"><text:a xlink:href="https://smartkeyword.io/seo-technique-seo-balise-meta-robots/" office:target-frame-name="_top" xlink:show="replace"><text:span text:style-name="Hyperlink">https://smartkeyword.io/seo-technique-seo-balise-meta-robots/</text:span></text:a></text:p>
      <text:p text:style-name="Standard"/>
      <text:p text:style-name="Standard"/>
      <text:p text:style-name="Standard"/>
      <text:p text:style-name="Standard"><text:span text:style-name="T20">modification du nom page 2 en contact + pertinent</text:span></text:p>
      <text:p text:style-name="Standard"/>
      <text:p text:style-name="Standard">Afin d’éviter d’avoir une url avec un page2, j’ai choisi contact, car il est plus pertinent d’un point de vu utilisateur, et correspond a ce pourquoi l’utilisateur clique. Ainsi avoir du contenu cohérent.<text:s/></text:p>
      <text:p text:style-name="Standard"/>
      <text:p text:style-name="Standard">Source :<text:s/></text:p>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text:span><text:span text:style-name="Hyperlink">encement-naturel-seo/5578342-realisez-un-audit-de-votre-site</text:span></text:a><text:s/></text:p>
      <text:p text:style-name="Standard"/>
      <text:p text:style-name="P21"/>
      <text:p text:style-name="P22"><text:span text:style-name="T23">body</text:span></text:p>
      <text:p text:style-name="Standard"/>
      <text:p text:style-name="Standard"/>
      <text:p text:style-name="Standard">Avant même de refaire la structure, j’ai choisi de commencé par les images, qui sont la principale source de perte de performance du site.</text:p>
      <text:p text:style-name="Standard"/>
      <text:p text:style-name="P24">les img et ALT attribut:</text:p>
      <text:p text:style-name="Standard"/>
      <text:p text:style-name="Standard">Les images du site<text:s/>sont pas du tous optimiser. Certaines pourrait être adapter plus a leur contenu. Les images contenu du texte peuvent quand a elle, etre supprimer directement .<text:s/></text:p>
      <text:p text:style-name="Standard"/>
      <text:p text:style-name="Standard">J’ai adapté les images en jpeg pour ceux en bmp, j’ai recadré les images du portefolio pour qu’elle s’adapte a la conteneur. Et ensuite j’ai fait une compression via le site en ligne<text:s/><text:a xlink:href="https://compressor.io/" office:target-frame-name="_top" xlink:show="replace"><text:span text:style-name="Hyperlink">https://compressor.io/</text:span></text:a></text:p>
      <text:p text:style-name="Standard"/>
      <text:p text:style-name="Standard">On obtiens un poids de plus de 28 fois moins important.</text:p>
      <text:p text:style-name="Standard"/>
      <text:p text:style-name="Standard"><text:span text:style-name="T25"><draw:frame draw:style-name="a3" draw:name="Picture 4" text:anchor-type="as-char" svg:x="0in" svg:y="0in" svg:width="6.6875in" svg:height="2.42708in" style:rel-width="scale" style:rel-height="scale"><draw:image xlink:href="media/image4.jpeg" xlink:type="simple" xlink:show="embed" xlink:actuate="onLoad"/><svg:title/><svg:desc>C:\Users\antho\AppData\Local\Microsoft\Windows\INetCache\Content.Word\deuxiemeTestPerf.jpg</svg:desc></draw:frame></text:span></text:p>
      <text:p text:style-name="Standard"/>
      <text:p text:style-name="Standard">J’ai choisi un serveur pas localisé, et une<text:s/>débit plutot faible, pour avoir un score le moins haut possible, afin de pouvoir optimiser au maximum.</text:p>
      <text:p text:style-name="Standard">Sur uptrends, on obtiens un score de 98% avec un serveur Paris, sous adsl.<text:s/></text:p>
      <text:soft-page-break/>
      <text:p text:style-name="Standard">Ensuite lorsqu’on supprime les images titres et citation on obtiens :</text:p>
      <text:p text:style-name="Standard"/>
      <text:p text:style-name="Standard"><text:span text:style-name="T26"><draw:frame draw:style-name="a4" draw:name="Picture 5" text:anchor-type="as-char" svg:x="0in" svg:y="0in" svg:width="6.05208in" svg:height="2.23958in" style:rel-width="scale" style:rel-height="scale"><draw:image xlink:href="media/image5.jpeg" xlink:type="simple" xlink:show="embed" xlink:actuate="onLoad"/><svg:title/><svg:desc>C:\Users\antho\AppData\Local\Microsoft\Windows\INetCache\Content.Word\troisiemeTestPerf.jpg</svg:desc></draw:frame></text:span></text:p>
      <text:p text:style-name="Standard"/>
      <text:p text:style-name="Standard">On<text:s/>obtiens un dossier image inferieur de plus de 33 fois au poids initial .</text:p>
      <text:p text:style-name="Standard"/>
      <text:p text:style-name="Standard">On passe a 229 Ko au lieu de 7,64 Mo.</text:p>
      <text:p text:style-name="Standard"/>
      <text:p text:style-name="Standard"/>
      <text:p text:style-name="Standard"><text:span text:style-name="T27"><draw:frame draw:style-name="a5" draw:name="Picture 10" text:anchor-type="as-char" svg:x="0in" svg:y="0in" svg:width="6.67708in" svg:height="1.91667in" style:rel-width="scale" style:rel-height="scale"><draw:image xlink:href="media/image6.jpeg" xlink:type="simple" xlink:show="embed" xlink:actuate="onLoad"/><svg:title/><svg:desc>C:\Users\antho\AppData\Local\Microsoft\Windows\INetCache\Content.Word\spamkeywords et alt balise2.jpg</svg:desc></draw:frame></text:span></text:p>
      <text:p text:style-name="Standard"/>
      <text:p text:style-name="Standard"><text:span text:style-name="T28"><draw:frame draw:style-name="a6" draw:name="Picture 28" text:anchor-type="as-char" svg:x="0in" svg:y="0in" svg:width="6.6875in" svg:height="1.51042in" style:rel-width="scale" style:rel-height="scale"><draw:image xlink:href="media/image7.jpeg" xlink:type="simple" xlink:show="embed" xlink:actuate="onLoad"/><svg:title/><svg:desc>C:\Users\antho\AppData\Local\Microsoft\Windows\INetCache\Content.Word\spamkeywords et alt balise.jpg</svg:desc></draw:frame></text:span></text:p>
      <text:p text:style-name="Standard"><text:span text:style-name="T29"><draw:frame draw:style-name="a7" draw:name="Picture 27" text:anchor-type="as-char" svg:x="0in" svg:y="0in" svg:width="6.67708in" svg:height="2.60417in" style:rel-width="scale" style:rel-height="scale"><draw:image xlink:href="media/image8.jpeg" xlink:type="simple" xlink:show="embed" xlink:actuate="onLoad"/><svg:title/><svg:desc>C:\Users\antho\AppData\Local\Microsoft\Windows\INetCache\Content.Word\alt portfolio.jpg</svg:desc></draw:frame></text:span></text:p>
      <text:soft-page-break/>
      <text:p text:style-name="Standard">On s’appercois qu’il y a des repetitions sur les balises alt, qui ne decrivent pas du tous la photo, une succession de mot clé, pouvant être considerer comme du black hat, et n’est pas pertinente pour les personnes mal voyante. J’ai constaté aussi des div invisibles sur la page, contenant du texte rempli de mot clé ainsi qu’une balise LI vide. J’ai supprimé ces div, car il s’agit d’une mauvaise pratique, pouvant pénalisé le SEO .</text:p>
      <text:p text:style-name="Standard"/>
      <text:p text:style-name="Standard"><text:span text:style-name="T30"><draw:frame draw:style-name="a8" draw:name="Picture 31" text:anchor-type="as-char" svg:x="0in" svg:y="0in" svg:width="6.67708in" svg:height="1.89583in" style:rel-width="scale" style:rel-height="scale"><draw:image xlink:href="media/image9.jpeg" xlink:type="simple" xlink:show="embed" xlink:actuate="onLoad"/><svg:title/><svg:desc>C:\Users\antho\AppData\Local\Microsoft\Windows\INetCache\Content.Word\spamkeywords et alt balise2CORRECTIF.JPG</svg:desc></draw:frame></text:span></text:p>
      <text:p text:style-name="Standard"><text:span text:style-name="T31"><draw:frame draw:style-name="a9" draw:name="Picture 33" text:anchor-type="as-char" svg:x="0in" svg:y="0in" svg:width="6.67708in" svg:height="1.89583in" style:rel-width="scale" style:rel-height="scale"><draw:image xlink:href="media/image10.jpeg" xlink:type="simple" xlink:show="embed" xlink:actuate="onLoad"/><svg:title/><svg:desc>C:\Users\antho\AppData\Local\Microsoft\Windows\INetCache\Content.Word\spamkeywords et alt baliseCORRECTIF.JPG</svg:desc></draw:frame></text:span></text:p>
      <text:p text:style-name="Standard"/>
      <text:p text:style-name="Standard"><text:span text:style-name="T32"><draw:frame draw:style-name="a10" draw:name="Picture 37" text:anchor-type="as-char" svg:x="0in" svg:y="0in" svg:width="6.67708in" svg:height="2.64583in" style:rel-width="scale" style:rel-height="scale"><draw:image xlink:href="media/image11.jpeg" xlink:type="simple" xlink:show="embed" xlink:actuate="onLoad"/><svg:title/><svg:desc>C:\Users\antho\AppData\Local\Microsoft\Windows\INetCache\Content.Word\alt portfolio correction.jpg</svg:desc></draw:frame></text:span></text:p>
      <text:p text:style-name="Standard"/>
      <text:p text:style-name="Standard">La structure :<text:s/></text:p>
      <text:p text:style-name="Standard"/>
      <text:p text:style-name="Standard">J’ai choisi ma structure de cette facon :</text:p>
      <text:p text:style-name="Standard"/>
      <text:p text:style-name="Standard">HEADER<text:s/></text:p>
      <text:p text:style-name="Standard">MAIN =&gt; 4 articles et chaque article divisé en section<text:s/></text:p>
      <text:p text:style-name="Standard">FOOTER<text:s/></text:p>
      <text:p text:style-name="Standard"/>
      <text:p text:style-name="Standard"/>
      <text:p text:style-name="Standard"/>
      <text:p text:style-name="Standard"/>
      <text:soft-page-break/>
      <text:p text:style-name="Standard">On peut s’apercevoir que la structure du body n’est pas du tous<text:s/>semantique.</text:p>
      <text:p text:style-name="Standard">Aucune logique n’as été mise en place.</text:p>
      <text:p text:style-name="Standard"/>
      <text:p text:style-name="Standard"><text:span text:style-name="T33"><draw:frame draw:style-name="a11" draw:name="Picture 39" text:anchor-type="as-char" svg:x="0in" svg:y="0in" svg:width="6.6875in" svg:height="4.28125in" style:rel-width="scale" style:rel-height="scale"><draw:image xlink:href="media/image12.jpeg" xlink:type="simple" xlink:show="embed" xlink:actuate="onLoad"/><svg:title/><svg:desc>C:\Users\antho\AppData\Local\Microsoft\Windows\INetCache\Content.Word\body avant.jpg</svg:desc></draw:frame></text:span></text:p>
      <text:p text:style-name="Standard"/>
      <text:p text:style-name="Standard">Voici le résultat :</text:p>
      <text:p text:style-name="Standard"/>
      <text:p text:style-name="Standard">Global =&gt;</text:p>
      <text:p text:style-name="Standard"/>
      <text:p text:style-name="Standard"><text:span text:style-name="T34"><draw:frame draw:style-name="a12" draw:name="Picture 41" text:anchor-type="as-char" svg:x="0in" svg:y="0in" svg:width="6.6875in" svg:height="4.27083in" style:rel-width="scale" style:rel-height="scale"><draw:image xlink:href="media/image13.jpeg" xlink:type="simple" xlink:show="embed" xlink:actuate="onLoad"/><svg:title/><svg:desc>C:\Users\antho\AppData\Local\Microsoft\Windows\INetCache\Content.Word\body après.jpg</svg:desc></draw:frame></text:span></text:p>
      <text:soft-page-break/>
      <text:p text:style-name="Standard"><text:s/>Le main divisé en article,<text:s/></text:p>
      <text:p text:style-name="Standard">comprenant des sections.</text:p>
      <text:p text:style-name="Standard"/>
      <text:p text:style-name="Standard"><text:span text:style-name="T35"><draw:frame draw:style-name="a13" draw:name="Picture 43" text:anchor-type="as-char" svg:x="0in" svg:y="0in" svg:width="6.67708in" svg:height="2.66667in" style:rel-width="scale" style:rel-height="scale"><draw:image xlink:href="media/image14.jpeg" xlink:type="simple" xlink:show="embed" xlink:actuate="onLoad"/><svg:title/><svg:desc>C:\Users\antho\AppData\Local\Microsoft\Windows\INetCache\Content.Word\body après2.jpg</svg:desc></draw:frame></text:span></text:p>
      <text:p text:style-name="Standard"><text:span text:style-name="T36"><draw:frame draw:style-name="a14" draw:name="Picture 52" text:anchor-type="as-char" svg:x="0in" svg:y="0in" svg:width="6.67708in" svg:height="3.38542in" style:rel-width="scale" style:rel-height="scale"><draw:image xlink:href="media/image15.jpeg" xlink:type="simple" xlink:show="embed" xlink:actuate="onLoad"/><svg:title/><svg:desc>C:\Users\antho\AppData\Local\Microsoft\Windows\INetCache\Content.Word\body après3.jpg</svg:desc></draw:frame></text:span></text:p>
      <text:p text:style-name="Standard"/>
      <text:p text:style-name="Standard">Le header contiens les deux premiers bloc. Une nav est a l’interieur qui contiens bien l’espace de<text:s/>navigation.</text:p>
      <text:p text:style-name="Standard"/>
      <text:p text:style-name="Standard">Le footer, contiens le dernier bloc dans un but purement semantique.</text:p>
      <text:p text:style-name="Standard"/>
      <text:soft-page-break/>
      <text:p text:style-name="Standard"><text:span text:style-name="T37"><draw:frame draw:style-name="a15" draw:name="Picture 54" text:anchor-type="as-char" svg:x="0in" svg:y="0in" svg:width="6.6875in" svg:height="3.65625in" style:rel-width="scale" style:rel-height="scale"><draw:image xlink:href="media/image16.jpeg" xlink:type="simple" xlink:show="embed" xlink:actuate="onLoad"/><svg:title/><svg:desc>C:\Users\antho\AppData\Local\Microsoft\Windows\INetCache\Content.Word\body après HEADER.JPG</svg:desc></draw:frame></text:span></text:p>
      <text:p text:style-name="Standard"/>
      <text:p text:style-name="Standard"><text:span text:style-name="T38"><draw:frame draw:style-name="a16" draw:name="Picture 56" text:anchor-type="as-char" svg:x="0in" svg:y="0in" svg:width="6.6875in" svg:height="2.79167in" style:rel-width="scale" style:rel-height="scale"><draw:image xlink:href="media/image17.jpeg" xlink:type="simple" xlink:show="embed" xlink:actuate="onLoad"/><svg:title/><svg:desc>C:\Users\antho\AppData\Local\Microsoft\Windows\INetCache\Content.Word\body après FOOTER.JPG</svg:desc></draw:frame></text:span></text:p>
      <text:p text:style-name="Standard"/>
      <text:p text:style-name="Standard">Sur la page contact :</text:p>
      <text:p text:style-name="Standard"/>
      <text:p text:style-name="Standard">HEADER comprenant la navigation ainsi que la bannière comme sur la premiere page.</text:p>
      <text:p text:style-name="Standard">MAIN contenant le formulaire avec une balise form<text:s/></text:p>
      <text:p text:style-name="Standard">FOOTER<text:s/>comprenant le pied de page</text:p>
      <text:p text:style-name="Standard"/>
      <text:p text:style-name="Standard">J’ai retiré le bouton pour remonter la page, car peux pertinant sur la page contact. Je l’ai ajouté sur la page principale a la place. J’ai ajouté une couleur visible afin qu’il soit utile au utilisateur qu’ils soient mal voyant<text:s/>ou non.</text:p>
      <text:p text:style-name="Standard"/>
      <text:p text:style-name="Standard"/>
      <text:soft-page-break/>
      <text:p text:style-name="Standard"><text:span text:style-name="T39"><draw:frame draw:style-name="a17" draw:name="Picture 59"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span></text:p>
      <text:p text:style-name="Standard"/>
      <text:p text:style-name="Standard"><text:span text:style-name="T40"><draw:frame draw:style-name="a18" draw:name="Picture 64"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span></text:p>
      <text:p text:style-name="Standard"/>
      <text:p text:style-name="Standard">PARTENAIRE :</text:p>
      <text:p text:style-name="Standard"/>
      <text:p text:style-name="Standard">Une liste importante de partenaire non pertinent avec la contexte de la page. Je l’ai donc retiré, ainsi qu’une div caché de mot clé . Voir la photo</text:p>
      <text:p text:style-name="Standard"/>
      <text:p text:style-name="Standard"><text:span text:style-name="T41"><draw:frame draw:style-name="a19" draw:name="Picture 65" text:anchor-type="as-char" svg:x="0in" svg:y="0in" svg:width="6.67708in" svg:height="1.65625in" style:rel-width="scale" style:rel-height="scale"><draw:image xlink:href="media/image19.jpeg" xlink:type="simple" xlink:show="embed" xlink:actuate="onLoad"/><svg:title/><svg:desc>C:\Users\antho\AppData\Local\Microsoft\Windows\INetCache\Content.Word\footerMauvaisepratique.jpg</svg:desc></draw:frame></text:span></text:p>
      <text:soft-page-break/>
      <text:p text:style-name="Standard"><text:span text:style-name="T42"><draw:frame draw:style-name="a20" draw:name="Picture 66" text:anchor-type="as-char" svg:x="0in" svg:y="0in" svg:width="6.67708in" svg:height="4.07292in" style:rel-width="scale" style:rel-height="scale"><draw:image xlink:href="media/image20.jpeg" xlink:type="simple" xlink:show="embed" xlink:actuate="onLoad"/><svg:title/><svg:desc>C:\Users\antho\AppData\Local\Microsoft\Windows\INetCache\Content.Word\footerMauvaisepratiqueCORRECTIF.JPG</svg:desc></draw:frame></text:span></text:p>
      <text:p text:style-name="Standard"/>
      <text:p text:style-name="Standard"/>
      <text:p text:style-name="Standard">Input</text:p>
      <text:p text:style-name="Standard"/>
      <text:p text:style-name="Standard">Correction des inputs .</text:p>
      <text:p text:style-name="Standard">Les labels n’etaient pas relié avec le for,et un deuxieme type email a ete placé a l’endroit d’une question hors propos, sur la question <text:s/>&lt;&lt; Comment nous avez-vous connu ? &gt;&gt;<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8T04:27:00Z</dc:date>
    <meta:template xlink:href="Normal.dotm" xlink:type="simple"/>
    <meta:editing-cycles>36</meta:editing-cycles>
    <meta:editing-duration>PT0S</meta:editing-duration>
    <meta:user-defined meta:name="Info 1"/>
    <meta:user-defined meta:name="Info 2"/>
    <meta:user-defined meta:name="Info 3"/>
    <meta:user-defined meta:name="Info 4"/>
    <meta:document-statistic meta:page-count="12" meta:paragraph-count="16" meta:word-count="1299" meta:character-count="8432" meta:row-count="59" meta:non-whitespace-character-count="7149"/>
  </office:meta>
</office:document-meta>
</file>